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1174b" officeooo:paragraph-rsid="0011174b"/>
    </style:style>
    <style:style style:name="P2" style:family="paragraph" style:parent-style-name="Standard" style:list-style-name="L1">
      <style:paragraph-properties fo:text-align="start" style:justify-single-word="false"/>
      <style:text-properties fo:language="en" fo:country="US" officeooo:rsid="0011174b" officeooo:paragraph-rsid="0011174b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165c7" officeooo:paragraph-rsid="001165c7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3d583" officeooo:paragraph-rsid="0013d583"/>
    </style:style>
    <style:style style:name="P5" style:family="paragraph" style:parent-style-name="Standard" style:list-style-name="L2">
      <style:paragraph-properties fo:text-align="start" style:justify-single-word="false"/>
      <style:text-properties fo:language="en" fo:country="US" officeooo:rsid="0013d583" officeooo:paragraph-rsid="0013d583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41d9f" officeooo:paragraph-rsid="00141d9f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7500b" officeooo:paragraph-rsid="0017500b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1f20b4" officeooo:paragraph-rsid="001f20b4"/>
    </style:style>
    <style:style style:name="P9" style:family="paragraph" style:parent-style-name="Standard" style:list-style-name="L4">
      <style:paragraph-properties fo:text-align="start" style:justify-single-word="false"/>
      <style:text-properties fo:language="en" fo:country="US" officeooo:rsid="001f20b4" officeooo:paragraph-rsid="001f20b4"/>
    </style:style>
    <style:style style:name="P10" style:family="paragraph" style:parent-style-name="Standard">
      <style:paragraph-properties fo:text-align="center" style:justify-single-word="false"/>
      <style:text-properties fo:language="ru" fo:country="RU" officeooo:rsid="0011174b" officeooo:paragraph-rsid="0011174b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rsid="0011174b" officeooo:paragraph-rsid="0011174b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1165c7" officeooo:paragraph-rsid="001165c7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rsid="001165c7" officeooo:paragraph-rsid="001165c7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rsid="00126d2d" officeooo:paragraph-rsid="00126d2d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rsid="00126d2d" officeooo:paragraph-rsid="0013d583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13d583" officeooo:paragraph-rsid="0013d583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141d9f" officeooo:paragraph-rsid="00141d9f"/>
    </style:style>
    <style:style style:name="P18" style:family="paragraph" style:parent-style-name="Standard" style:list-style-name="L3">
      <style:paragraph-properties fo:text-align="start" style:justify-single-word="false"/>
      <style:text-properties fo:language="ru" fo:country="RU" officeooo:rsid="00141d9f" officeooo:paragraph-rsid="00141d9f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17500b" officeooo:paragraph-rsid="0017500b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186db8" officeooo:paragraph-rsid="00186db8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rsid="00188fea" officeooo:paragraph-rsid="001a3482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1b7f52" officeooo:paragraph-rsid="001b7f52"/>
    </style:style>
    <style:style style:name="P23" style:family="paragraph" style:parent-style-name="Standard" style:list-style-name="L4">
      <style:paragraph-properties fo:text-align="start" style:justify-single-word="false"/>
      <style:text-properties fo:language="ru" fo:country="RU" officeooo:rsid="001b7f52" officeooo:paragraph-rsid="001b7f52"/>
    </style:style>
    <style:style style:name="P24" style:family="paragraph" style:parent-style-name="Standard">
      <style:paragraph-properties fo:text-align="center" style:justify-single-word="false"/>
      <style:text-properties fo:language="ru" fo:country="RU" officeooo:rsid="001b7f52" officeooo:paragraph-rsid="001b7f52"/>
    </style:style>
    <style:style style:name="P25" style:family="paragraph" style:parent-style-name="Standard" style:list-style-name="L4">
      <style:paragraph-properties fo:text-align="start" style:justify-single-word="false"/>
      <style:text-properties fo:language="ru" fo:country="RU" officeooo:rsid="001f20b4" officeooo:paragraph-rsid="001f20b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3482"/>
    </style:style>
    <style:style style:name="T3" style:family="text">
      <style:text-properties fo:language="en" fo:country="US" officeooo:rsid="001d3acb"/>
    </style:style>
    <style:style style:name="T4" style:family="text">
      <style:text-properties fo:language="en" fo:country="US" officeooo:rsid="001f0ef7"/>
    </style:style>
    <style:style style:name="T5" style:family="text">
      <style:text-properties fo:language="en" fo:country="US" officeooo:rsid="001f20b4"/>
    </style:style>
    <style:style style:name="T6" style:family="text">
      <style:text-properties officeooo:rsid="001165c7"/>
    </style:style>
    <style:style style:name="T7" style:family="text">
      <style:text-properties fo:language="ru" fo:country="RU"/>
    </style:style>
    <style:style style:name="T8" style:family="text">
      <style:text-properties officeooo:rsid="0013d583"/>
    </style:style>
    <style:style style:name="T9" style:family="text">
      <style:text-properties officeooo:rsid="001a348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реобразование типов</text:p>
      <text:p text:style-name="P10"/>
      <text:p text:style-name="P11">Преобразование типов — это пр<text:span text:style-name="T6">и</text:span>ведение значение одного типа в другой тип. <text:s/>В общем виде операция пр<text:span text:style-name="T6">и</text:span>ведения типа выглядит следующим образом.</text:p>
      <text:p text:style-name="P11"/>
      <text:list xml:id="list483324011" text:style-name="L1">
        <text:list-item>
          <text:p text:style-name="P2">int(X)</text:p>
        </text:list-item>
        <text:list-item>
          <text:p text:style-name="P2">float(2/5)</text:p>
        </text:list-item>
        <text:list-item>
          <text:p text:style-name="P2">long(x+y/0.5)</text:p>
        </text:list-item>
      </text:list>
      <text:p text:style-name="P1"/>
      <text:p text:style-name="P11">Выделяют явное и неявное приведение типов.</text:p>
      <text:p text:style-name="P11">При явном приведении указывается тип, к которому необходимо преобразовать исходную переменную.</text:p>
      <text:p text:style-name="P11"/>
      <text:p text:style-name="P11">При неявном преобразование происходит автоматически по правилам заложенным в языке программирования <text:span text:style-name="T1">C++.</text:span></text:p>
      <text:p text:style-name="P11"/>
      <text:p text:style-name="P12">Неявное преобразование типов используется при выполнении математических операций для того, чтобы привести операнды выражения к общему типу или расширить короткие величины до целых или же целые до длинных.</text:p>
      <text:p text:style-name="P12"/>
      <text:p text:style-name="P13">Спецификатор <text:span text:style-name="T1">auto</text:span></text:p>
      <text:p text:style-name="P13"><text:span text:style-name="T1"/></text:p>
      <text:p text:style-name="P12">Иногда бывает трудно определить тип выражения и согласно стандарту языка можно предоставить компилятору самому определять тип. Для этого и используется спецификатор <text:span text:style-name="T1">auto. </text:span>При этом если мы определяем переменную со спецификатором <text:span text:style-name="T1">auto, </text:span>то эта переменная обязательно должна быть инициализирована каким-либо значением. На основании присвоенного значения компилятор определяет тип переменной.</text:p>
      <text:p text:style-name="P12"/>
      <text:p text:style-name="P3">auto number = 5;</text:p>
      <text:p text:style-name="P3">auto number; - <text:span text:style-name="T7">Не работает!</text:span></text:p>
      <text:p text:style-name="P3"/>
      <text:p text:style-name="P13">Структура программы</text:p>
      <text:p text:style-name="P12"/>
      <text:p text:style-name="P12">Программа на языке <text:span text:style-name="T1">C++ </text:span>состоит из функций, описаний и директив препроцессора. </text:p>
      <text:p text:style-name="P12"/>
      <text:p text:style-name="P12">Одна из функций обязательно носить имя <text:span text:style-name="T1">main – </text:span>это <text:span text:style-name="T1">entry point.</text:span></text:p>
      <text:p text:style-name="P12"/>
      <text:p text:style-name="P14">Переменные</text:p>
      <text:p text:style-name="P14"/>
      <text:p text:style-name="P15">Переменные в <text:span text:style-name="T1">C++ - </text:span>это именованная область памяти в которой хранятся данные определённого типа. <text:span text:style-name="T8">У переменной есть имя и значение имя служит для обращения к области памяти в которой хранится значение. Перед использованием любая переменная должна быть описана.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8">Общий вид описания переменной:</text:span></text:p>
      <text:p text:style-name="P15"/>
      <text:p text:style-name="P4">[<text:span text:style-name="T7">класс памяти</text:span>] Optional[const] type name [initializator];</text:p>
      <text:p text:style-name="P4"/>
      <text:p text:style-name="P16">Классы памяти:</text:p>
      <text:list text:style-name="L2">
        <text:list-item>
          <text:p text:style-name="P5">auto</text:p>
        </text:list-item>
        <text:list-item>
          <text:p text:style-name="P5">extern</text:p>
        </text:list-item>
        <text:list-item>
          <text:p text:style-name="P5">static</text:p>
        </text:list-item>
        <text:list-item>
          <text:p text:style-name="P5">register</text:p>
        </text:list-item>
      </text:list>
      <text:p text:style-name="P4"/>
      <text:p text:style-name="P16">Класс памяти определяет время жизни и область видимости переменной. </text:p>
      <text:p text:style-name="P16">Если класс памяти не указан явно, то компилятор определит его исходя из контекста объявления.</text:p>
      <text:p text:style-name="P16"/>
      <text:p text:style-name="P17">Время жизни может быть:</text:p>
      <text:p text:style-name="P17"/>
      <text:list xml:id="list2614251700" text:style-name="L3">
        <text:list-item>
          <text:p text:style-name="P18">Постоянным (<text:span text:style-name="T1">`static)</text:span></text:p>
        </text:list-item>
        <text:list-item>
          <text:p text:style-name="P18">Временным (В течении выполнения некоторого блока)</text:p>
        </text:list-item>
      </text:list>
      <text:p text:style-name="P17"/>
      <text:p text:style-name="P17">Область видимости — часть текста программы из которой допустим обычный доступ к переменной. Обычно область видимости совпадает с областью действия, кроме случая, когда во внутреннем блоке существует переменная с таким же именем.</text:p>
      <text:p text:style-name="P17"/>
      <text:p text:style-name="P17">Рассмотрим классы памяти подробнее.</text:p>
      <text:p text:style-name="P17"/>
      <text:p text:style-name="P6">auto – <text:span text:style-name="T7">автоматическая локальная переменная. Спецификатор </text:span>auto <text:span text:style-name="T7">может быть задан только при определении объектов блоков, например в теле функции. Этим переменным память выделяется при входе в блок и освобождается при выходе из блока. Вне блока такие переменные не существуют.</text:span></text:p>
      <text:p text:style-name="P6"/>
      <text:p text:style-name="P6">extern – <text:span text:style-name="T7">Глобальная переменная, находящаяся в другом месте программы(В другом файле или далее по тексту). Используется для создания переменных доступных во всех файлах программы.</text:span></text:p>
      <text:p text:style-name="P6"/>
      <text:p text:style-name="P6">static – <text:span text:style-name="T7">Статическая переменная, существующая только в приделах одного файла.</text:span></text:p>
      <text:p text:style-name="P6"/>
      <text:p text:style-name="P6">register – <text:span text:style-name="T7">аналогична </text:span>auto, <text:span text:style-name="T7">но память под такие переменные выделяется в регистрах процессора. Если такой возможности нет, то переменная обрабатывается как переменная с классом памяти </text:span>auto.</text:p>
      <text:p text:style-name="P6"/>
      <text:p text:style-name="P7">const – <text:span text:style-name="T7">показывает, что переменную нельзя изменять.</text:span></text:p>
      <text:p text:style-name="P7"/>
      <text:p text:style-name="P19">Инициализатор позволяет задать начальное значение пременной. <text:span text:style-name="T1">Int a [= 0]</text:span></text:p>
      <text:p text:style-name="P19"/>
      <text:p text:style-name="P20">В примере переменная <text:span text:style-name="T1">a </text:span>объявлена вне блока. ::<text:span text:style-name="T1">a = 3 – </text:span>обращение к этой переменной.</text:p>
      <text:p text:style-name="P20"/>
      <text:p text:style-name="P21">Описание переменной как объявление или как определение. Объявление содержит о классе памяти и типе переменной. Определение вместе с этой информацией даёт указание выделить память. </text:p>
      <text:p text:style-name="P21"><text:span text:style-name="T2">extern int x – </text:span><text:span text:style-name="T9">объявление.</text:span></text:p>
      <text:p text:style-name="P21"/>
      <text:p text:style-name="P21"/>
      <text:p text:style-name="P24"><text:soft-page-break/>Операции в <text:span text:style-name="T1">C++</text:span></text:p>
      <text:list xml:id="list2357207951" text:style-name="L4">
        <text:list-item>
          <text:p text:style-name="P23">Виды операций.</text:p>
        </text:list-item>
        <text:list-item>
          <text:p text:style-name="P23">Арифметика <text:span text:style-name="T1">(+, -, *, /, <text:s/>%)</text:span></text:p>
        </text:list-item>
        <text:list-item>
          <text:p text:style-name="P23">Инкрементика/Декрементика <text:span text:style-name="T1">(++a, a++)</text:span></text:p>
        </text:list-item>
        <text:list-item>
          <text:p text:style-name="P23">Присваивания/Модификация (<text:span text:style-name="T1">=, +=, -=)</text:span></text:p>
        </text:list-item>
        <text:list-item>
          <text:p text:style-name="P23">Сравнение (==, !=, &gt;, &lt;, <text:span text:style-name="T3">&lt;=, &gt;=</text:span>)</text:p>
        </text:list-item>
        <text:list-item>
          <text:p text:style-name="P23">Логические (<text:span text:style-name="T1">&amp;&amp;, ||, ==, !=)</text:span></text:p>
        </text:list-item>
        <text:list-item>
          <text:p text:style-name="P23">Преобразование типа</text:p>
        </text:list-item>
        <text:list-item>
          <text:p text:style-name="P23">Ввода-вывода</text:p>
        </text:list-item>
        <text:list-item>
          <text:p text:style-name="P23">Побитовые логические(<text:span text:style-name="T1">&amp;, |, &lt;&lt;, &gt;&gt;, </text:span><text:span text:style-name="T4">^</text:span><text:span text:style-name="T1">)</text:span></text:p>
        </text:list-item>
        <text:list-item>
          <text:p text:style-name="P23">Сдвига <text:span text:style-name="T5">( &gt;&gt;, &lt;&lt; ) </text:span></text:p>
        </text:list-item>
        <text:list-item>
          <text:p text:style-name="P23">Индексации<text:span text:style-name="T1">(arr[1])</text:span></text:p>
        </text:list-item>
        <text:list-item>
          <text:p text:style-name="P23">Адресации, разадресации(<text:span text:style-name="T1">&amp;a, *a)</text:span></text:p>
        </text:list-item>
        <text:list-item>
          <text:p text:style-name="P25">Тернарная операция Условие ? <text:span text:style-name="T1">Expr 1 : Expr 2 – </text:span>Они могут быть вложены</text:p>
        </text:list-item>
        <text:list-item>
          <text:p text:style-name="P9">(1==1) ? (2==2) ? true : false : (3 == 3) ? true : false;</text:p>
        </text:list-item>
      </text:list>
      <text:p text:style-name="P22"/>
      <text:p text:style-name="P8">M &lt;&lt; L == M * 2^L; M &gt;&gt; L == M / 2^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9T08:05:11.224000000</meta:creation-date>
    <dc:date>2022-09-19T09:17:48.248000000</dc:date>
    <meta:editing-duration>PT1H12M30S</meta:editing-duration>
    <meta:editing-cycles>15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57" meta:word-count="554" meta:character-count="3781" meta:non-whitespace-character-count="3289"/>
  </office:meta>
</office:document-meta>
</file>